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Heading_20_2">
      <style:paragraph-properties fo:line-height="115%" fo:break-before="auto" fo:break-after="auto" style:writing-mode="lr-tb"/>
    </style:style>
    <style:style style:name="P5" style:family="paragraph" style:parent-style-name="Heading_20_2">
      <style:paragraph-properties fo:line-height="115%" fo:break-before="page"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Heading_20_1">
      <style:paragraph-properties fo:margin-top="0.353cm" fo:margin-bottom="0cm" fo:line-height="115%" fo:break-before="pag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j0nyvfg6te5h"/>References and Useful Links</text:h>
      <text:h text:style-name="P4" text:outline-level="10"><text:bookmark text:name="h.mfmdqkdy3zww"/>General Information on VStar and Variable Star Observing</text:h>
      <text:p text:style-name="P1"/>
      <text:p text:style-name="P1"><text:span text:style-name="T1">AAVSO</text:span><text:span text:style-name="T1"> </text:span><text:span text:style-name="T1">VStar</text:span><text:span text:style-name="T1"> </text:span><text:span text:style-name="T1">Overview</text:span><text:span text:style-name="T1"> </text:span><text:span text:style-name="T1">and</text:span><text:span text:style-name="T1"> </text:span><text:span text:style-name="T1">Download</text:span><text:span text:style-name="T1"> </text:span><text:span text:style-name="T1">page</text:span><text:span text:style-name="T1">:</text:span> The starting point for using VStar; includes instructions for downloading the program (including helpful hints for dealing with firewalls and other vagaries) as well as links for further instructions and tutorials. <text:s/>[<text:a xlink:type="simple" xlink:href="http://www.aavso.org/vstar-overview" text:style-name="Internet_20_link" text:visited-style-name="Visited_20_Internet_20_Link"><text:span text:style-name="T2">http</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www</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aavso</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org</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vstar</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overview</text:span></text:a>]</text:p>
      <text:p text:style-name="P1"/>
      <text:p text:style-name="P1"><text:span text:style-name="T1">VStar</text:span><text:span text:style-name="T1"> </text:span><text:span text:style-name="T1">SourceForge</text:span><text:span text:style-name="T1"> </text:span><text:span text:style-name="T1">Project</text:span><text:span text:style-name="T1"> </text:span><text:span text:style-name="T1">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text:p>
      <text:p text:style-name="P1">[<text:a xlink:type="simple" xlink:href="https://sourceforge.net/projects/vstar" text:style-name="Internet_20_link" text:visited-style-name="Visited_20_Internet_20_Link"><text:span text:style-name="T2">https</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sourceforge</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net</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projects</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vstar</text:span></text:a>]</text:p>
      <text:p text:style-name="P1"/>
      <text:p text:style-name="P1"><text:span text:style-name="T1">AAVSO</text:span><text:span text:style-name="T1"> </text:span><text:span text:style-name="T1">Plug</text:span><text:span text:style-name="T1">-</text:span><text:span text:style-name="T1">in</text:span><text:span text:style-name="T1"> </text:span><text:span text:style-name="T1">Library</text:span><text:span text:style-name="T1"> </text:span><text:span text:style-name="T1">page</text:span><text:span text:style-name="T1">:</text:span> Instructions for installing various plug-ins for VStar as well as links to those currently available. </text:p>
      <text:p text:style-name="P1">[<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p text:style-name="P1"/>
      <text:p text:style-name="P1"><text:span text:style-name="T1">AAVSO</text:span><text:span text:style-name="T1"> </text:span><text:span text:style-name="T1">VStar</text:span><text:span text:style-name="T1"> </text:span><text:span text:style-name="T1">Forum</text:span>: The home page for all ongoing and past discussion of VStar, its usage, and problems users have encountered with it. </text:p>
      <text:p text:style-name="P1">[<text:a xlink:type="simple" xlink:href="http://www.aavso.org/forums/about-aavso/vstar" text:style-name="Internet_20_link" text:visited-style-name="Visited_20_Internet_20_Link"><text:span text:style-name="T2">http</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www</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aavso</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org</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forums</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about</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aavso</text:span></text:a><text:a xlink:type="simple" xlink:href="http://www.aavso.org/forums/about-aavso/vstar" text:style-name="Internet_20_link" text:visited-style-name="Visited_20_Internet_20_Link"><text:span text:style-name="T2">/</text:span></text:a><text:a xlink:type="simple" xlink:href="http://www.aavso.org/forums/about-aavso/vstar" text:style-name="Internet_20_link" text:visited-style-name="Visited_20_Internet_20_Link"><text:span text:style-name="T2">vstar</text:span></text:a>]</text:p>
      <text:p text:style-name="P1"/>
      <text:p text:style-name="P1"><text:span text:style-name="T1">AAVSO</text:span><text:span text:style-name="T1"> </text:span><text:span text:style-name="T1">Download</text:span><text:span text:style-name="T1"> </text:span><text:span text:style-name="T1">Format</text:span><text:span text:style-name="T1">:</text:span> A detailed list and explanation of the format and terms used in AAVSO data sets.</text:p>
      <text:p text:style-name="P1">[<text:a xlink:type="simple" xlink:href="http://www.aavso.org/format-data-file" text:style-name="Internet_20_link" text:visited-style-name="Visited_20_Internet_20_Link"><text:span text:style-name="T2">http</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www</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aavso</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org</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format</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data</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file</text:span></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 text:style-name="Internet_20_link" text:visited-style-name="Visited_20_Internet_20_Link"><text:span text:style-name="T2">http</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www</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aavso</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org</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solar</text:span></text:a>.</text:p>
      <text:p text:style-name="P1">[<text:a xlink:type="simple" xlink:href="http://www.aavso.org/webobs" text:style-name="Internet_20_link" text:visited-style-name="Visited_20_Internet_20_Link"><text:span text:style-name="T2">http</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www</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aavso</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org</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webobs</text:span></text:a>]</text:p>
      <text:p text:style-name="P1"/>
      <text:p text:style-name="P1"><text:span text:style-name="T1">Southern Gems</text:span>: A part of the Citizen Sky Project; ten naked-eye southern hemisphere variable stars.</text:p>
      <text:p text:style-name="P3">[<text:a xlink:type="simple" xlink:href="http://southerngems.blogspot.com/" text:style-name="Internet_20_link" text:visited-style-name="Visited_20_Internet_20_Link">http://southerngems.blogspot.com</text:a>]</text:p>
      <text:h text:style-name="P5" text:outline-level="10"><text:bookmark text:name="h.u4j2nhh0s8s"/>Useful Links for Period and Time Series Analysis (TS and WWZ)</text:h>
      <text:p text:style-name="P1"/>
      <text:p text:style-name="P1"><text:span text:style-name="T1">AAVSO</text:span><text:span text:style-name="T1"> </text:span><text:span text:style-name="T1">Software</text:span><text:span text:style-name="T1"> </text:span><text:span text:style-name="T1">Directory</text:span>: A collection of software that was developed with variable star observations and data analysis in mind. [<text:a xlink:type="simple" xlink:href="http://www.aavso.org/software-directory" text:style-name="Internet_20_link" text:visited-style-name="Visited_20_Internet_20_Link"><text:span text:style-name="T2">http</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www</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aavso</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org</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software</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directory</text:span></text:a>]<text:line-break/></text:p>
      <text:p text:style-name="P1"><text:span text:style-name="T1">TS</text:span><text:span text:style-name="T1"> (</text:span><text:span text:style-name="T1">Fortran</text:span><text:span text:style-name="T1">)</text:span>: A direct link for downloading the time series statistical program. [<text:a xlink:type="simple" xlink:href="http://www.aavso.org/sites/default/files/software/ts.tar.gz" text:style-name="Internet_20_link" text:visited-style-name="Visited_20_Internet_20_Link"><text:span text:style-name="T2">http</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www</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aavso</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org</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site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default</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file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software</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t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tar</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gz</text:span></text:a>]<text:line-break/></text:p>
      <text:p text:style-name="P1"><text:span text:style-name="T1">WWZ</text:span><text:span text:style-name="T1"> (</text:span><text:span text:style-name="T1">Fortran</text:span><text:span text:style-name="T1">)</text:span>: A direct link for downloading a Fortran version of WWZ. [<text:a xlink:type="simple" xlink:href="http://www.aavso.org/sites/default/files/software/wwz.tar.gz" text:style-name="Internet_20_link" text:visited-style-name="Visited_20_Internet_20_Link"><text:span text:style-name="T2">http</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www</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aavso</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org</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sites</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default</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files</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software</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wwz</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tar</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gz</text:span></text:a>]<text:line-break/></text:p>
      <text:h text:style-name="P4" text:outline-level="10"><text:bookmark text:name="h.xx3gdvwi82p3"/>Useful Links for Polynomial Fit</text:h>
      <text:p text:style-name="P2"/>
      <text:p text:style-name="P3"><text:span text:style-name="T1">Lutus</text:span><text:span text:style-name="T1">, </text:span><text:span text:style-name="T1">P</text:span><text:span text:style-name="T1">., </text:span><text:span text:style-name="T1">Interactive</text:span><text:span text:style-name="T1"> </text:span><text:span text:style-name="T1">Polynomial</text:span><text:span text:style-name="T1"> </text:span><text:span text:style-name="T1">Regression</text:span><text:span text:style-name="T1"> </text:span><text:span text:style-name="T1">Data</text:span><text:span text:style-name="T1"> </text:span><text:span text:style-name="T1">Fit</text:span>: An interactive example using JavaScript. [<text:a xlink:type="simple" xlink:href="http://www.arachnoid.com/polysolve/" text:style-name="Internet_20_link" text:visited-style-name="Visited_20_Internet_20_Link"><text:span text:style-name="T2">http</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www</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arachnoid</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com</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polysolve</text:span></text:a>]</text:p>
      <text:p text:style-name="P1"/>
      <text:p text:style-name="P1"><text:span text:style-name="T1">Weisstein</text:span><text:span text:style-name="T1">, </text:span><text:span text:style-name="T1">E</text:span><text:span text:style-name="T1">.</text:span><text:span text:style-name="T1">W</text:span><text:span text:style-name="T1">. </text:span><text:span text:style-name="T1">Root</text:span><text:span text:style-name="T1">-</text:span><text:span text:style-name="T1">Mean</text:span><text:span text:style-name="T1">-</text:span><text:span text:style-name="T1">Square</text:span>: Concise explanation from Wolfram MathWorld with useful links. [<text:a xlink:type="simple" xlink:href="http://mathworld.wolfram.com/Root-Mean-Square.html" text:style-name="Internet_20_link" text:visited-style-name="Visited_20_Internet_20_Link"><text:span text:style-name="T2">http</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mathworld</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wolfram</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com</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Root</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Mean</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Square</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html</text:span></text:a>]</text:p>
      <text:p text:style-name="P1"><text:s/></text:p>
      <text:p text:style-name="P1"><text:span text:style-name="T1">Wikipedia</text:span><text:span text:style-name="T1"> - </text:span><text:span text:style-name="T1">Polynomial</text:span><text:span text:style-name="T1"> </text:span><text:span text:style-name="T1">Regression</text:span>: Standard Wikipedia entry, including history and references. [<text:a xlink:type="simple" xlink:href="http://en.wikipedia.org/wiki/Polynomial_regression" text:style-name="Internet_20_link" text:visited-style-name="Visited_20_Internet_20_Link"><text:span text:style-name="T2">http</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en</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wikipedia</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org</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wiki</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Polynomial</text:span></text:a><text:a xlink:type="simple" xlink:href="http://en.wikipedia.org/wiki/Polynomial_regression" text:style-name="Internet_20_link" text:visited-style-name="Visited_20_Internet_20_Link"><text:span text:style-name="T2">_</text:span></text:a><text:a xlink:type="simple" xlink:href="http://en.wikipedia.org/wiki/Polynomial_regression" text:style-name="Internet_20_link" text:visited-style-name="Visited_20_Internet_20_Link"><text:span text:style-name="T2">regression</text:span></text:a>]</text:p>
      <text:p text:style-name="P1"/>
      <text:p text:style-name="P1"><text:span text:style-name="T1">Wikipedia - Akaike Information Criteria (AIC)</text:span>: Standard Wikipedia entry, including history and references. [<text:a xlink:type="simple" xlink:href="http://en.wikipedia.org/wiki/Akaike_information_criterion" text:style-name="Internet_20_link" text:visited-style-name="Visited_20_Internet_20_Link"><text:span text:style-name="T2">http://en.wikipedia.org/wiki/Akaike_information_criterion</text:span></text:a>]</text:p>
      <text:p text:style-name="P3"/>
      <text:p text:style-name="P3"><text:span text:style-name="T1">Wikipedia - Curve Fitting. </text:span><text:span text:style-name="T3">[</text:span><text:a xlink:type="simple" xlink:href="http://en.wikipedia.org/wiki/Curve_fitting" text:style-name="Internet_20_link" text:visited-style-name="Visited_20_Internet_20_Link">http://en.wikipedia.org/wiki/Curve_fitting</text:a>]</text:p>
      <text:p text:style-name="P3"/>
      <text:h text:style-name="P4" text:outline-level="10"><text:bookmark text:name="h.ktevv31oilj9"/>Useful Links for Regular Expressions (for Observation List Pattern Search)</text:h>
      <text:p text:style-name="P1"/>
      <text:p text:style-name="P1"><text:span text:style-name="T1">Regular</text:span><text:span text:style-name="T1"> </text:span><text:span text:style-name="T1">Expressions</text:span>: A detailed website on the use of regular expressions in data searches, including numerous examples and tutorials. [<text:a xlink:type="simple" xlink:href="http://www.regular-expressions.info/" text:style-name="Internet_20_link" text:visited-style-name="Visited_20_Internet_20_Link"><text:span text:style-name="T2">http</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www</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regular</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expressions</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info</text:span></text:a>]</text:p>
      <text:p text:style-name="P1"/>
      <text:p text:style-name="P1"><text:span text:style-name="T1">Regular</text:span><text:span text:style-name="T1"> </text:span><text:span text:style-name="T1">Expressions</text:span><text:span text:style-name="T1"> </text:span><text:span text:style-name="T1">Quick</text:span><text:span text:style-name="T1"> </text:span><text:span text:style-name="T1">Start</text:span>: A quick tutorial on the basics of using regular expressions in data searches. [<text:a xlink:type="simple" xlink:href="http://www.regular-expressions.info/quickstart.html" text:style-name="Internet_20_link" text:visited-style-name="Visited_20_Internet_20_Link"><text:span text:style-name="T2">http</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www</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regular</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expressions</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info</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quickstart</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html</text:span></text:a>]</text:p>
      <text:p text:style-name="P1"/>
      <text:p text:style-name="P1"><text:span text:style-name="T1">Wikipedia</text:span><text:span text:style-name="T1"> - </text:span><text:span text:style-name="T1">Regular</text:span><text:span text:style-name="T1"> </text:span><text:span text:style-name="T1">Expressions</text:span>: Standard Wikipedia entry, including history and references. [<text:a xlink:type="simple" xlink:href="http://en.wikipedia.org/wiki/Regular_expression" text:style-name="Internet_20_link" text:visited-style-name="Visited_20_Internet_20_Link"><text:span text:style-name="T2">http</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en</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wikipedia</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org</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wiki</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Regular</text:span></text:a><text:a xlink:type="simple" xlink:href="http://en.wikipedia.org/wiki/Regular_expression" text:style-name="Internet_20_link" text:visited-style-name="Visited_20_Internet_20_Link"><text:span text:style-name="T2">_</text:span></text:a><text:a xlink:type="simple" xlink:href="http://en.wikipedia.org/wiki/Regular_expression" text:style-name="Internet_20_link" text:visited-style-name="Visited_20_Internet_20_Link"><text:span text:style-name="T2">expression</text:span></text:a>]</text:p>
      <text:p text:style-name="P1"/>
      <text:p text:style-name="P1"><text:span text:style-name="T1">Regular Expressions - User Guide</text:span>: An overview of regular expressions that explains the basics very thoroughly. [<text:a xlink:type="simple" xlink:href="http://www.zytrax.com/tech/web/regex.htm" text:style-name="Internet_20_link" text:visited-style-name="Visited_20_Internet_20_Link">http</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ww</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zytra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com</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tech</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eb</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rege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htm</text:a>]</text:p>
      <text:h text:style-name="P7" text:outline-level="10"><text:bookmark text:name="h.kmn2g69cbxqe"/>Further Reading</text:h>
      <text:p text:style-name="P1"/>
      <text:p text:style-name="P1">Benn, D., 2012, <text:span text:style-name="T1">Algorithms</text:span><text:span text:style-name="T1"> + </text:span><text:span text:style-name="T1">Observations</text:span><text:span text:style-name="T1"> = </text:span><text:span text:style-name="T1">VStar</text:span>, JAAVSO, vol 40, p 852. An overview of the history and possible future of VStar.</text:p>
      <text:p text:style-name="P1">[<text:a xlink:type="simple" xlink:href="http://www.aavso.org/sites/default/files/jaavso/v40n2/852.pdf" text:style-name="Internet_20_link" text:visited-style-name="Visited_20_Internet_20_Link"><text:span text:style-name="T2">http</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www</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aavso</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org</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sites</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default</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files</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jaavso</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v</text:span></text:a><text:a xlink:type="simple" xlink:href="http://www.aavso.org/sites/default/files/jaavso/v40n2/852.pdf" text:style-name="Internet_20_link" text:visited-style-name="Visited_20_Internet_20_Link"><text:span text:style-name="T2">40</text:span></text:a><text:a xlink:type="simple" xlink:href="http://www.aavso.org/sites/default/files/jaavso/v40n2/852.pdf" text:style-name="Internet_20_link" text:visited-style-name="Visited_20_Internet_20_Link"><text:span text:style-name="T2">n</text:span></text:a><text:a xlink:type="simple" xlink:href="http://www.aavso.org/sites/default/files/jaavso/v40n2/852.pdf" text:style-name="Internet_20_link" text:visited-style-name="Visited_20_Internet_20_Link"><text:span text:style-name="T2">2/852.</text:span></text:a><text:a xlink:type="simple" xlink:href="http://www.aavso.org/sites/default/files/jaavso/v40n2/852.pdf" text:style-name="Internet_20_link" text:visited-style-name="Visited_20_Internet_20_Link"><text:span text:style-name="T2">pdf</text:span></text:a>]</text:p>
      <text:p text:style-name="P1"/>
      <text:p text:style-name="P1">Benn, D. <text:span text:style-name="T1">VStar Blog. </text:span>A blog (with archive) category that discusses the usage of VStar as well as updates to the program. [<text:a xlink:type="simple" xlink:href="http://dbenn.wordpress.com/category/astronomy-science/vstar/" text:style-name="Internet_20_link" text:visited-style-name="Visited_20_Internet_20_Link">http</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dbenn</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wordpress</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om</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ategor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astronom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science</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vstar</text:a>]</text:p>
      <text:p text:style-name="P1"/>
      <text:p text:style-name="P1">Ferraz-Mello, S. 1981, <text:span text:style-name="T1">Estimation</text:span><text:span text:style-name="T1"> </text:span><text:span text:style-name="T1">of</text:span><text:span text:style-name="T1"> </text:span><text:span text:style-name="T1">Periods</text:span><text:span text:style-name="T1"> </text:span><text:span text:style-name="T1">From</text:span><text:span text:style-name="T1"> </text:span><text:span text:style-name="T1">Unequally</text:span><text:span text:style-name="T1"> </text:span><text:span text:style-name="T1">Spaced</text:span><text:span text:style-name="T1"> </text:span><text:span text:style-name="T1">Observations</text:span>, Astron. J., vol 86, p 619. A technical article on the use of Fourier Transforms as applied to time series data with gaps in observations. [<text:a xlink:type="simple" xlink:href="http://adsabs.harvard.edu/full/1981AJ.....86..619F" text:style-name="Internet_20_link" text:visited-style-name="Visited_20_Internet_20_Link"><text:span text:style-name="T2">http</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adsabs</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harvard</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edu</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full</text:span></text:a><text:a xlink:type="simple" xlink:href="http://adsabs.harvard.edu/full/1981AJ.....86..619F" text:style-name="Internet_20_link" text:visited-style-name="Visited_20_Internet_20_Link"><text:span text:style-name="T2">/1981</text:span></text:a><text:a xlink:type="simple" xlink:href="http://adsabs.harvard.edu/full/1981AJ.....86..619F" text:style-name="Internet_20_link" text:visited-style-name="Visited_20_Internet_20_Link"><text:span text:style-name="T2">AJ</text:span></text:a><text:a xlink:type="simple" xlink:href="http://adsabs.harvard.edu/full/1981AJ.....86..619F" text:style-name="Internet_20_link" text:visited-style-name="Visited_20_Internet_20_Link"><text:span text:style-name="T2">.....86..619</text:span></text:a><text:a xlink:type="simple" xlink:href="http://adsabs.harvard.edu/full/1981AJ.....86..619F" text:style-name="Internet_20_link" text:visited-style-name="Visited_20_Internet_20_Link"><text:span text:style-name="T2">F</text:span></text:a>]</text:p>
      <text:p text:style-name="P1"/>
      <text:p text:style-name="P1">Foster, G. 1995, <text:span text:style-name="T1">The</text:span><text:span text:style-name="T1"> </text:span><text:span text:style-name="T1">CLEANest</text:span><text:span text:style-name="T1"> </text:span><text:span text:style-name="T1">Fourier</text:span><text:span text:style-name="T1"> </text:span><text:span text:style-name="T1">Spectrum</text:span>, Astron. J., vol 109, no 4, p 1889. A technical article describing the development and application of the CLEANest algorithm. </text:p>
      <text:p text:style-name="P1"><text:a xlink:type="simple" xlink:href="http://adsabs.harvard.edu/full/1995AJ....109.1889F" text:style-name="Internet_20_link" text:visited-style-name="Visited_20_Internet_20_Link"><text:span text:style-name="T2">http</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adsabs</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harvard</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edu</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full</text:span></text:a><text:a xlink:type="simple" xlink:href="http://adsabs.harvard.edu/full/1995AJ....109.1889F" text:style-name="Internet_20_link" text:visited-style-name="Visited_20_Internet_20_Link"><text:span text:style-name="T2">/1995</text:span></text:a><text:a xlink:type="simple" xlink:href="http://adsabs.harvard.edu/full/1995AJ....109.1889F" text:style-name="Internet_20_link" text:visited-style-name="Visited_20_Internet_20_Link"><text:span text:style-name="T2">AJ</text:span></text:a><text:a xlink:type="simple" xlink:href="http://adsabs.harvard.edu/full/1995AJ....109.1889F" text:style-name="Internet_20_link" text:visited-style-name="Visited_20_Internet_20_Link"><text:span text:style-name="T2">....109.1889</text:span></text:a><text:a xlink:type="simple" xlink:href="http://adsabs.harvard.edu/full/1995AJ....109.1889F" text:style-name="Internet_20_link" text:visited-style-name="Visited_20_Internet_20_Link"><text:span text:style-name="T2">F</text:span></text:a></text:p>
      <text:p text:style-name="P1"/>
      <text:p text:style-name="P1">Foster, G. 1996, <text:span text:style-name="T1">Wavelets</text:span><text:span text:style-name="T1"> </text:span><text:span text:style-name="T1">for</text:span><text:span text:style-name="T1"> </text:span><text:span text:style-name="T1">Period</text:span><text:span text:style-name="T1"> </text:span><text:span text:style-name="T1">Analysis</text:span><text:span text:style-name="T1"> </text:span><text:span text:style-name="T1">of</text:span><text:span text:style-name="T1"> </text:span><text:span text:style-name="T1">Unevenly</text:span><text:span text:style-name="T1"> </text:span><text:span text:style-name="T1">Sampled</text:span><text:span text:style-name="T1"> </text:span><text:span text:style-name="T1">Time</text:span><text:span text:style-name="T1"> </text:span><text:span text:style-name="T1">Series</text:span>, Astron. J., vol 112, p 1709. A technical article describing the development and application of the Weighted Wavelet Z-transform (WWZ. [<text:a xlink:type="simple" xlink:href="http://adsabs.harvard.edu/full/1996AJ....112.1709F" text:style-name="Internet_20_link" text:visited-style-name="Visited_20_Internet_20_Link"><text:span text:style-name="T2">http</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adsabs</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harvard</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edu</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full</text:span></text:a><text:a xlink:type="simple" xlink:href="http://adsabs.harvard.edu/full/1996AJ....112.1709F" text:style-name="Internet_20_link" text:visited-style-name="Visited_20_Internet_20_Link"><text:span text:style-name="T2">/1996</text:span></text:a><text:a xlink:type="simple" xlink:href="http://adsabs.harvard.edu/full/1996AJ....112.1709F" text:style-name="Internet_20_link" text:visited-style-name="Visited_20_Internet_20_Link"><text:span text:style-name="T2">AJ</text:span></text:a><text:a xlink:type="simple" xlink:href="http://adsabs.harvard.edu/full/1996AJ....112.1709F" text:style-name="Internet_20_link" text:visited-style-name="Visited_20_Internet_20_Link"><text:span text:style-name="T2">....112.1709</text:span></text:a><text:a xlink:type="simple" xlink:href="http://adsabs.harvard.edu/full/1996AJ....112.1709F" text:style-name="Internet_20_link" text:visited-style-name="Visited_20_Internet_20_Link"><text:span text:style-name="T2">F</text:span></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 text:style-name="Internet_20_link" text:visited-style-name="Visited_20_Internet_20_Link"><text:span text:style-name="T2">htt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www</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ulu</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om</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sho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ran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foster</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nalyzing</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igh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urves</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actical</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uide</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aperback</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oduct</text:span></text:a><text:a xlink:type="simple" xlink:href="http://www.lulu.com/shop/grant-foster/analyzing-light-curves-a-practical-guide/paperback/product-11037112.html" text:style-name="Internet_20_link" text:visited-style-name="Visited_20_Internet_20_Link"><text:span text:style-name="T2">-11037112.</text:span></text:a><text:a xlink:type="simple" xlink:href="http://www.lulu.com/shop/grant-foster/analyzing-light-curves-a-practical-guide/paperback/product-11037112.html" text:style-name="Internet_20_link" text:visited-style-name="Visited_20_Internet_20_Link"><text:span text:style-name="T2">html</text:span></text:a></text:p>
      <text:p text:style-name="P1"/>
      <text:p text:style-name="P1">Foster, G., <text:span text:style-name="T1">Understanding</text:span><text:span text:style-name="T1"> </text:span><text:span text:style-name="T1">Statistics</text:span><text:span text:style-name="T1">: </text:span><text:span text:style-name="T1">Basic</text:span><text:span text:style-name="T1"> </text:span><text:span text:style-name="T1">Theory</text:span><text:span text:style-name="T1"> </text:span><text:span text:style-name="T1">and</text:span><text:span text:style-name="T1"> </text:span><text:span text:style-name="T1">Practice</text:span>, 2013, Lulu. An introduction to statistical principles and techniques utilizing basic, everyday examples. [<text:span text:style-name="T2">http</text:span><text:span text:style-name="T2">://</text:span><text:span text:style-name="T2">www</text:span><text:span text:style-name="T2">.</text:span><text:span text:style-name="T2">lulu</text:span><text:span text:style-name="T2">.</text:span><text:span text:style-name="T2">com</text:span><text:span text:style-name="T2">/</text:span><text:span text:style-name="T2">shop</text:span><text:span text:style-name="T2">/</text:span><text:span text:style-name="T2">grant</text:span><text:span text:style-name="T2">-</text:span><text:span text:style-name="T2">foster</text:span><text:span text:style-name="T2">/</text:span><text:span text:style-name="T2">understanding</text:span><text:span text:style-name="T2">-</text:span><text:span text:style-name="T2">statistics</text:span><text:span text:style-name="T2">-</text:span><text:span text:style-name="T2">basic</text:span><text:span text:style-name="T2">-</text:span><text:span text:style-name="T2">theory</text:span><text:span text:style-name="T2">-</text:span><text:span text:style-name="T2">and</text:span><text:span text:style-name="T2">-</text:span><text:span text:style-name="T2">practice</text:span><text:span text:style-name="T2">/</text:span><text:span text:style-name="T2">paperback</text:span><text:span text:style-name="T2">/</text:span><text:span text:style-name="T2">product</text:span><text:span text:style-name="T2">-20680689.</text:span><text:span text:style-name="T2">html</text:span>]</text:p>
      <text:p text:style-name="P1"/>
      <text:p text:style-name="P1">Templeton, M., 2004, <text:span text:style-name="T1">Time</text:span><text:span text:style-name="T1">-</text:span><text:span text:style-name="T1">Series</text:span><text:span text:style-name="T1"> </text:span><text:span text:style-name="T1">Analysis</text:span><text:span text:style-name="T1"> </text:span><text:span text:style-name="T1">of</text:span><text:span text:style-name="T1"> </text:span><text:span text:style-name="T1">Variable</text:span><text:span text:style-name="T1"> </text:span><text:span text:style-name="T1">Star</text:span><text:span text:style-name="T1"> </text:span><text:span text:style-name="T1">Data</text:span>, JAAVSO <text:s/>vol 32, p 41. An introduction to the application of Time-series Analysis to variable star data; based on an AAVSO meeting workshop. [<text:a xlink:type="simple" xlink:href="http://www.aavso.org/files/jaavso/v32n1/41.pdf" text:style-name="Internet_20_link" text:visited-style-name="Visited_20_Internet_20_Link"><text:span text:style-name="T2">http</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www</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aavso</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org</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files</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jaavso</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v</text:span></text:a><text:a xlink:type="simple" xlink:href="http://www.aavso.org/files/jaavso/v32n1/41.pdf" text:style-name="Internet_20_link" text:visited-style-name="Visited_20_Internet_20_Link"><text:span text:style-name="T2">32</text:span></text:a><text:a xlink:type="simple" xlink:href="http://www.aavso.org/files/jaavso/v32n1/41.pdf" text:style-name="Internet_20_link" text:visited-style-name="Visited_20_Internet_20_Link"><text:span text:style-name="T2">n</text:span></text:a><text:a xlink:type="simple" xlink:href="http://www.aavso.org/files/jaavso/v32n1/41.pdf" text:style-name="Internet_20_link" text:visited-style-name="Visited_20_Internet_20_Link"><text:span text:style-name="T2">1/41.</text:span></text:a><text:a xlink:type="simple" xlink:href="http://www.aavso.org/files/jaavso/v32n1/41.pdf" text:style-name="Internet_20_link" text:visited-style-name="Visited_20_Internet_20_Link"><text:span text:style-name="T2">pdf</text:span></text:a>]</text:p>
      <text:p text:style-name="P1"/>
      <text:p text:style-name="P1"><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 text:style-name="Internet_20_link" text:visited-style-name="Visited_20_Internet_20_Link"><text:span text:style-name="T2">http</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www</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aavso</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org</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sit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default</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fil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Chapter</text:span></text:a><text:a xlink:type="simple" xlink:href="http://www.aavso.org/sites/default/files/Chapter12.pdf" text:style-name="Internet_20_link" text:visited-style-name="Visited_20_Internet_20_Link"><text:span text:style-name="T2">12.</text:span></text:a><text:a xlink:type="simple" xlink:href="http://www.aavso.org/sites/default/files/Chapter12.pdf" text:style-name="Internet_20_link" text:visited-style-name="Visited_20_Internet_20_Link"><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6</meta:editing-cycles>
    <dc:date>2020-04-14T17:42:34</dc:date>
    <meta:editing-duration>PT38M59S</meta:editing-duration>
    <meta:document-statistic meta:table-count="0" meta:image-count="0" meta:object-count="0" meta:page-count="3" meta:paragraph-count="46" meta:word-count="678" meta:character-count="5885"/>
  </office:meta>
</office:document-meta>
</file>